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2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5882db1e582f22fdf97b4fbba2ae9124cacba540</text:p>
          </table:table-cell>
          <table:table-cell office:value-type="float" office:value="393" calcext:value-type="float">
            <text:p>3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9210b7349b66330955d078ba25b90fad39e327fe</text:p>
          </table:table-cell>
          <table:table-cell office:value-type="float" office:value="621" calcext:value-type="float">
            <text:p>6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f47a5767a0d44fe67faeb64cccbc9f7294f1ab6</text:p>
          </table:table-cell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965e4a2138201a8be19f2febe2856a6eaeaead1f</text:p>
          </table:table-cell>
          <table:table-cell office:value-type="float" office:value="1201" calcext:value-type="float">
            <text:p>12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f005b4247dcf2461bbea916d14e64c26fe166da</text:p>
          </table:table-cell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8b8606c914f302b7283df89cc16295e06853ca79</text:p>
          </table:table-cell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53f2f06f23a9f0a2917696773c5c0d46f941042</text:p>
          </table:table-cell>
          <table:table-cell office:value-type="float" office:value="544" calcext:value-type="float">
            <text:p>5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b0676e5fb2d7ab82a2b76887c53e94cf0410826</text:p>
          </table:table-cell>
          <table:table-cell office:value-type="float" office:value="584" calcext:value-type="float">
            <text:p>5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16ea6052ec01e0e815e291a38b3fb386660b6b5</text:p>
          </table:table-cell>
          <table:table-cell office:value-type="float" office:value="571" calcext:value-type="float">
            <text:p>571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00:47:49.722981697</meta:creation-date>
    <dc:date>2017-05-07T15:21:27.001698444</dc:date>
    <meta:editing-duration>PT14H18M27S</meta:editing-duration>
    <meta:editing-cycles>1</meta:editing-cycles>
    <meta:document-statistic meta:table-count="1" meta:cell-count="27" meta:object-count="0"/>
    <meta:generator>LibreOffice/4.2.8.2$Linux_X86_64 LibreOffice_project/420m0$Build-2</meta:generator>
  </office:meta>
</office:document-meta>
</file>